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ing_20_1">
      <style:paragraph-properties fo:line-height="150%"/>
      <style:text-properties fo:font-size="13pt" style:font-size-asian="13pt" style:font-size-complex="13pt"/>
    </style:style>
    <style:style style:name="P2" style:family="paragraph" style:parent-style-name="Text_20_body">
      <style:paragraph-properties fo:line-height="150%"/>
      <style:text-properties fo:font-size="13pt" style:font-size-asian="13pt" style:font-size-complex="13pt"/>
    </style:style>
    <style:style style:name="P3" style:family="paragraph" style:parent-style-name="Text_20_body">
      <style:paragraph-properties fo:line-height="150%"/>
    </style:style>
    <style:style style:name="T1" style:family="text">
      <style:text-properties fo:font-style="italic"/>
    </style:style>
    <style:style style:name="T2" style:family="text">
      <style:text-properties style:text-position="-33% 80%"/>
    </style:style>
    <style:style style:name="T3" style:family="text">
      <style:text-properties style:text-position="-33% 80%" fo:font-size="13pt" style:font-size-asian="13pt" style:font-size-complex="13pt"/>
    </style:style>
    <style:style style:name="T4" style:family="text">
      <style:text-properties fo:font-size="13pt" style:font-size-asian="13pt" style:font-size-complex="13pt"/>
    </style:style>
    <style:style style:name="T5" style:family="text">
      <style:text-properties fo:font-size="13pt" fo:font-style="italic" style:font-size-asian="13pt"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Donald Knuth</text:h>
      <text:p text:style-name="P3"><text:span text:style-name="T4"><text:line-break/>nacido el 10 de enero de 1938 en Milwauke, Wisconsin) es uno de los más reconocidos expertos en ciencias de la computacion <text:s/>por su fructífera investigación dentro del analisis de algortimos y compiladores Es Profesor Emérito de la Universidad de Stanford<text:line-break/>Se le conoce principalmente por ser el autor de la obra </text:span><text:span text:style-name="T5">"The art of computing programming”</text:span><text:span text:style-name="T4"> (</text:span><text:span text:style-name="T5">El arte de programar computadoras</text:span><text:span text:style-name="T4">), una de las más respetadas referencias en el campo de las ciencias de la computación. Sentó las bases y dio nombre al analisi de algoritmos , y ha realizado numerosos aportes a varias ramas teóricas de la informatica. Es el creador de </text:span><text:a xlink:type="simple" xlink:href="http://es.wikipedia.org/wiki/TeX" office:target-frame-name="_blank" xlink:show="new"><text:span text:style-name="T4">T</text:span></text:a><text:a xlink:type="simple" xlink:href="http://es.wikipedia.org/wiki/TeX" office:target-frame-name="_blank" xlink:show="new"><text:span text:style-name="T3">E</text:span></text:a><text:a xlink:type="simple" xlink:href="http://es.wikipedia.org/wiki/TeX" office:target-frame-name="_blank" xlink:show="new"><text:span text:style-name="T4">X</text:span></text:a><text:span text:style-name="T4">, del sistema de diseño de tipos METAFONTy del estilo de programación conocido como programacion literal (</text:span><text:span text:style-name="T5">Literate programming</text:span><text:span text:style-name="T4">).</text:span></text:p>
      <text:h text:style-name="P1" text:outline-level="1">Manuel Sadosky</text:h>
      <text:p text:style-name="P2">(13 de abril de 1914 -18 de junio de 2005) </text:p>
      <text:p text:style-name="P2">Fue profesor de la Universidad de Buenos Aires a partir de 1955, llegando a ser vicedecano de la Facultad de Ciencias Exactas <text:s/>de dicha Universidad, entre los años 1957 y 1966.</text:p>
      <text:p text:style-name="P3"><text:span text:style-name="T4">En 1960 organizó el Instituto de Calculo de dicha Universidad, trayendo al país la primera computadora en una universidad latinoamericana, </text:span><text:a xlink:type="simple" xlink:href="http://es.wikipedia.org/wiki/Clementina_%28computadora%29" office:target-frame-name="_blank" xlink:show="new"><text:span text:style-name="T4">C</text:span></text:a><text:span text:style-name="T4">lementina.</text:span></text:p>
      <text:h text:style-name="P1" text:outline-level="1">Alan Kay</text:h>
      <text:p text:style-name="P3"><text:span text:style-name="T4">nacido el 17 de mayo de 1940</text:span><text:a xlink:type="simple" xlink:href="http://es.wikipedia.org/wiki/1940" office:target-frame-name="_blank" xlink:show="new"><text:span text:style-name="T4">,</text:span></text:a><text:span text:style-name="T4">kay entro a trabajar en el centro de investigación de Palo Alto(PARC)</text:span></text:p>
      <text:p text:style-name="P2"><text:s/>de Xerox en 1970. En los setenta fue uno de los miembros principales del centro, desarrollando prototipos de estaciones de trabajo en red, usando el lenguaje de programación Smalltalk. Estas invenciones fueron posteriormente comercializadas por Apple en el Apple Macintosh.</text:p>
      <text:h text:style-name="P1" text:outline-level="1">Alan Turing</text:h>
      <text:p text:style-name="P2">Es considerado uno de los padres de la ciencia de la computacion siendo el precursor de la infotmatica moderna.Proporcionó una influyente formalización de los conceptos de <text:soft-page-break/>algoritmo y computación: la maquina de Turing. Formuló su propia versión de la hoy ampliamente aceptada <text:s/>tesis de Church-Turing, la cual postula que cualquier modelo computacional existente tiene las mismas capacidades algorítmicas, o un subconjunto, de las que tiene una máquina de Turing. Durante la segunda guerra mundial, trabajó en descifrar los códigos nazis, particularmente los de la máquina Enigma.</text:p>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din </meta:initial-creator>
    <meta:creation-date>2012-08-30T17:25:50</meta:creation-date>
    <meta:document-statistic meta:table-count="0" meta:image-count="0" meta:object-count="0" meta:page-count="2" meta:paragraph-count="11" meta:word-count="336" meta:character-count="2114"/>
    <dc:date>2012-08-30T17:39:27</dc:date>
    <dc:creator>odin </dc:creator>
    <meta:editing-duration>PT13M38S</meta:editing-duration>
    <meta:editing-cycles>1</meta:editing-cycles>
    <meta:generator>LibreOffice/3.3$Unix LibreOffice_project/330m19$Build-401</meta:generator>
  </office:meta>
</office:document-meta>
</file>